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25-01-18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24-01-04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23-01-0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22-01-05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21-01-05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20-01-03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19-01-24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18-01-0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18-01-03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17-01-04 21:56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16-01-03 17:4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9101172301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